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11dd" officeooo:paragraph-rsid="000611dd"/>
    </style:style>
    <style:style style:name="P2" style:family="paragraph" style:parent-style-name="Standard">
      <style:text-properties officeooo:rsid="000611dd" officeooo:paragraph-rsid="0013c70e"/>
    </style:style>
    <style:style style:name="P3" style:family="paragraph" style:parent-style-name="Standard">
      <style:text-properties officeooo:rsid="000611dd" officeooo:paragraph-rsid="00217b62"/>
    </style:style>
    <style:style style:name="P4" style:family="paragraph" style:parent-style-name="Standard">
      <style:text-properties officeooo:rsid="000611dd" officeooo:paragraph-rsid="0022a950"/>
    </style:style>
    <style:style style:name="P5" style:family="paragraph" style:parent-style-name="Standard">
      <style:text-properties officeooo:rsid="000611dd" officeooo:paragraph-rsid="00298d9d"/>
    </style:style>
    <style:style style:name="P6" style:family="paragraph" style:parent-style-name="Standard">
      <style:text-properties officeooo:rsid="000611dd" officeooo:paragraph-rsid="00395a04"/>
    </style:style>
    <style:style style:name="P7" style:family="paragraph" style:parent-style-name="Standard">
      <style:text-properties officeooo:rsid="000611dd" officeooo:paragraph-rsid="001711fe"/>
    </style:style>
    <style:style style:name="P8" style:family="paragraph" style:parent-style-name="Standard">
      <style:text-properties officeooo:rsid="000759a7" officeooo:paragraph-rsid="00076c9d"/>
    </style:style>
    <style:style style:name="P9" style:family="paragraph" style:parent-style-name="Standard">
      <style:text-properties officeooo:rsid="000759a7" officeooo:paragraph-rsid="0013c70e"/>
    </style:style>
    <style:style style:name="P10" style:family="paragraph" style:parent-style-name="Standard">
      <style:text-properties officeooo:rsid="000759a7" officeooo:paragraph-rsid="000759a7"/>
    </style:style>
    <style:style style:name="P11" style:family="paragraph" style:parent-style-name="Standard">
      <style:text-properties officeooo:rsid="00076c9d" officeooo:paragraph-rsid="00076c9d"/>
    </style:style>
    <style:style style:name="P12" style:family="paragraph" style:parent-style-name="Standard">
      <style:text-properties officeooo:rsid="00076c9d" officeooo:paragraph-rsid="0013c70e"/>
    </style:style>
    <style:style style:name="P13" style:family="paragraph" style:parent-style-name="Standard">
      <style:text-properties officeooo:rsid="0007b38d" officeooo:paragraph-rsid="0007b38d"/>
    </style:style>
    <style:style style:name="P14" style:family="paragraph" style:parent-style-name="Standard">
      <style:text-properties officeooo:rsid="0007b38d" officeooo:paragraph-rsid="000915f3"/>
    </style:style>
    <style:style style:name="P15" style:family="paragraph" style:parent-style-name="Standard">
      <style:text-properties officeooo:rsid="0007b38d" officeooo:paragraph-rsid="000981bc"/>
    </style:style>
    <style:style style:name="P16" style:family="paragraph" style:parent-style-name="Standard">
      <style:text-properties officeooo:rsid="0007b38d" officeooo:paragraph-rsid="000f1dbb"/>
    </style:style>
    <style:style style:name="P17" style:family="paragraph" style:parent-style-name="Standard">
      <style:text-properties officeooo:rsid="0007b38d" officeooo:paragraph-rsid="0013c70e"/>
    </style:style>
    <style:style style:name="P18" style:family="paragraph" style:parent-style-name="Standard">
      <style:text-properties officeooo:rsid="000fcf00" officeooo:paragraph-rsid="000fcf00"/>
    </style:style>
    <style:style style:name="P19" style:family="paragraph" style:parent-style-name="Standard">
      <style:text-properties officeooo:rsid="000fcf00" officeooo:paragraph-rsid="001711fe"/>
    </style:style>
    <style:style style:name="P20" style:family="paragraph" style:parent-style-name="Standard">
      <style:text-properties officeooo:rsid="0013c70e" officeooo:paragraph-rsid="0013c70e"/>
    </style:style>
    <style:style style:name="P21" style:family="paragraph" style:parent-style-name="Standard">
      <style:text-properties officeooo:rsid="001711fe" officeooo:paragraph-rsid="001711fe"/>
    </style:style>
    <style:style style:name="P22" style:family="paragraph" style:parent-style-name="Standard">
      <style:text-properties officeooo:rsid="0017154a" officeooo:paragraph-rsid="0017154a"/>
    </style:style>
    <style:style style:name="P23" style:family="paragraph" style:parent-style-name="Standard">
      <style:text-properties officeooo:rsid="0017154a" officeooo:paragraph-rsid="001995ac"/>
    </style:style>
    <style:style style:name="P24" style:family="paragraph" style:parent-style-name="Standard">
      <style:text-properties officeooo:rsid="0018b9ca" officeooo:paragraph-rsid="001995ac"/>
    </style:style>
    <style:style style:name="P25" style:family="paragraph" style:parent-style-name="Standard">
      <style:text-properties officeooo:rsid="001995ac" officeooo:paragraph-rsid="001995ac"/>
    </style:style>
    <style:style style:name="P26" style:family="paragraph" style:parent-style-name="Standard">
      <style:text-properties officeooo:rsid="001b11d7" officeooo:paragraph-rsid="001b11d7"/>
    </style:style>
    <style:style style:name="P27" style:family="paragraph" style:parent-style-name="Standard">
      <style:text-properties officeooo:rsid="0020039e" officeooo:paragraph-rsid="0020039e"/>
    </style:style>
    <style:style style:name="P28" style:family="paragraph" style:parent-style-name="Standard">
      <style:text-properties officeooo:rsid="00217b62" officeooo:paragraph-rsid="002210a5"/>
    </style:style>
    <style:style style:name="P29" style:family="paragraph" style:parent-style-name="Standard">
      <style:text-properties officeooo:rsid="00217b62" officeooo:paragraph-rsid="00217b62"/>
    </style:style>
    <style:style style:name="P30" style:family="paragraph" style:parent-style-name="Standard">
      <style:text-properties officeooo:rsid="0022a950" officeooo:paragraph-rsid="0022a950"/>
    </style:style>
    <style:style style:name="P31" style:family="paragraph" style:parent-style-name="Standard">
      <style:text-properties officeooo:rsid="0022a950" officeooo:paragraph-rsid="0025ed61"/>
    </style:style>
    <style:style style:name="P32" style:family="paragraph" style:parent-style-name="Standard">
      <style:text-properties officeooo:rsid="0022a950" officeooo:paragraph-rsid="00266525"/>
    </style:style>
    <style:style style:name="P33" style:family="paragraph" style:parent-style-name="Standard">
      <style:text-properties officeooo:rsid="0022a950" officeooo:paragraph-rsid="00382a9d"/>
    </style:style>
    <style:style style:name="P34" style:family="paragraph" style:parent-style-name="Standard">
      <style:text-properties officeooo:rsid="0022a950" officeooo:paragraph-rsid="003ca0f6"/>
    </style:style>
    <style:style style:name="P35" style:family="paragraph" style:parent-style-name="Standard">
      <style:text-properties officeooo:rsid="0022a950" officeooo:paragraph-rsid="003f63f5"/>
    </style:style>
    <style:style style:name="P36" style:family="paragraph" style:parent-style-name="Standard">
      <style:text-properties officeooo:rsid="0022a950" officeooo:paragraph-rsid="0041b5e2"/>
    </style:style>
    <style:style style:name="P37" style:family="paragraph" style:parent-style-name="Standard">
      <style:text-properties officeooo:rsid="0022a950" officeooo:paragraph-rsid="004f3abc"/>
    </style:style>
    <style:style style:name="P38" style:family="paragraph" style:parent-style-name="Standard">
      <style:text-properties officeooo:rsid="0022a950" officeooo:paragraph-rsid="0058e1d9"/>
    </style:style>
    <style:style style:name="P39" style:family="paragraph" style:parent-style-name="Standard">
      <style:text-properties officeooo:rsid="000e8d2b" officeooo:paragraph-rsid="000f1dbb"/>
    </style:style>
    <style:style style:name="P40" style:family="paragraph" style:parent-style-name="Standard">
      <style:text-properties style:text-underline-style="solid" style:text-underline-width="auto" style:text-underline-color="font-color" fo:font-weight="bold" officeooo:rsid="0022a950" officeooo:paragraph-rsid="0022a950" fo:background-color="#ffff00"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22a950" officeooo:paragraph-rsid="00266525" fo:background-color="#ffff00"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4e0249" officeooo:paragraph-rsid="004e0249" fo:background-color="#ffff00" style:font-weight-asian="bold" style:font-weight-complex="bold"/>
    </style:style>
    <style:style style:name="P43" style:family="paragraph" style:parent-style-name="Standard">
      <style:text-properties officeooo:rsid="0022a950" officeooo:paragraph-rsid="0025ed61" fo:background-color="#ffff00"/>
    </style:style>
    <style:style style:name="P44" style:family="paragraph" style:parent-style-name="Standard">
      <style:text-properties officeooo:rsid="0025ed61" officeooo:paragraph-rsid="0025ed61" fo:background-color="#ffff00"/>
    </style:style>
    <style:style style:name="P45" style:family="paragraph" style:parent-style-name="Standard">
      <style:text-properties officeooo:rsid="00266525" officeooo:paragraph-rsid="00266525"/>
    </style:style>
    <style:style style:name="P46" style:family="paragraph" style:parent-style-name="Standard">
      <style:text-properties officeooo:rsid="00363edd" officeooo:paragraph-rsid="00382a9d"/>
    </style:style>
    <style:style style:name="P47" style:family="paragraph" style:parent-style-name="Standard">
      <style:text-properties officeooo:rsid="00395a04" officeooo:paragraph-rsid="00395a04"/>
    </style:style>
    <style:style style:name="P48" style:family="paragraph" style:parent-style-name="Standard">
      <style:text-properties officeooo:paragraph-rsid="003e7000"/>
    </style:style>
    <style:style style:name="P49" style:family="paragraph" style:parent-style-name="Standard">
      <style:text-properties officeooo:rsid="003f63f5" officeooo:paragraph-rsid="003f63f5"/>
    </style:style>
    <style:style style:name="P50" style:family="paragraph" style:parent-style-name="Standard">
      <style:text-properties officeooo:rsid="0041b5e2" officeooo:paragraph-rsid="0041b5e2"/>
    </style:style>
    <style:style style:name="P51" style:family="paragraph" style:parent-style-name="Standard">
      <style:text-properties officeooo:rsid="0041b5e2" officeooo:paragraph-rsid="00423e55"/>
    </style:style>
    <style:style style:name="P52" style:family="paragraph" style:parent-style-name="Standard">
      <style:text-properties officeooo:rsid="0041b5e2" officeooo:paragraph-rsid="0052b5d9"/>
    </style:style>
    <style:style style:name="P53" style:family="paragraph" style:parent-style-name="Standard">
      <style:text-properties fo:font-weight="normal" officeooo:rsid="003e7000" officeooo:paragraph-rsid="003e7000" style:font-weight-asian="normal" style:font-weight-complex="normal"/>
    </style:style>
    <style:style style:name="P54" style:family="paragraph" style:parent-style-name="Standard">
      <style:text-properties fo:font-weight="normal" officeooo:rsid="003e7000" officeooo:paragraph-rsid="0041b5e2" style:font-weight-asian="normal" style:font-weight-complex="normal"/>
    </style:style>
    <style:style style:name="P55" style:family="paragraph" style:parent-style-name="Standard">
      <style:text-properties fo:font-weight="normal" officeooo:rsid="003e7000" officeooo:paragraph-rsid="00423e55" style:font-weight-asian="normal" style:font-weight-complex="normal"/>
    </style:style>
    <style:style style:name="P56" style:family="paragraph" style:parent-style-name="Standard">
      <style:text-properties fo:font-weight="normal" officeooo:rsid="003ca0f6" officeooo:paragraph-rsid="003f63f5" style:font-weight-asian="normal" style:font-weight-complex="normal"/>
    </style:style>
    <style:style style:name="P57" style:family="paragraph" style:parent-style-name="Standard">
      <style:text-properties fo:font-weight="normal" officeooo:rsid="003ca0f6" officeooo:paragraph-rsid="0041b5e2" style:font-weight-asian="normal" style:font-weight-complex="normal"/>
    </style:style>
    <style:style style:name="P58" style:family="paragraph" style:parent-style-name="Standard">
      <style:text-properties fo:font-weight="normal" officeooo:rsid="003ca0f6" officeooo:paragraph-rsid="004692fc" style:font-weight-asian="normal" style:font-weight-complex="normal"/>
    </style:style>
    <style:style style:name="P59" style:family="paragraph" style:parent-style-name="Standard">
      <style:text-properties fo:font-weight="normal" officeooo:rsid="00407009" officeooo:paragraph-rsid="00407009" style:font-weight-asian="normal" style:font-weight-complex="normal"/>
    </style:style>
    <style:style style:name="P60" style:family="paragraph" style:parent-style-name="Standard">
      <style:text-properties fo:font-weight="normal" officeooo:rsid="00407009" officeooo:paragraph-rsid="004f815c" style:font-weight-asian="normal" style:font-weight-complex="normal"/>
    </style:style>
    <style:style style:name="P61" style:family="paragraph" style:parent-style-name="Standard">
      <style:text-properties fo:font-weight="normal" officeooo:rsid="0041b5e2" officeooo:paragraph-rsid="0041b5e2" style:font-weight-asian="normal" style:font-weight-complex="normal"/>
    </style:style>
    <style:style style:name="P62" style:family="paragraph" style:parent-style-name="Standard">
      <style:text-properties fo:font-weight="normal" officeooo:rsid="0041b5e2" officeooo:paragraph-rsid="004692fc" style:font-weight-asian="normal" style:font-weight-complex="normal"/>
    </style:style>
    <style:style style:name="P63" style:family="paragraph" style:parent-style-name="Standard">
      <style:text-properties fo:font-weight="normal" officeooo:rsid="0041b5e2" officeooo:paragraph-rsid="0052b5d9" style:font-weight-asian="normal" style:font-weight-complex="normal"/>
    </style:style>
    <style:style style:name="P64" style:family="paragraph" style:parent-style-name="Standard">
      <style:text-properties fo:font-weight="normal" officeooo:rsid="00423e55" officeooo:paragraph-rsid="00423e55" style:font-weight-asian="normal" style:font-weight-complex="normal"/>
    </style:style>
    <style:style style:name="P65" style:family="paragraph" style:parent-style-name="Standard">
      <style:text-properties fo:font-weight="normal" officeooo:rsid="0044005b" officeooo:paragraph-rsid="0044005b" style:font-weight-asian="normal" style:font-weight-complex="normal"/>
    </style:style>
    <style:style style:name="P66" style:family="paragraph" style:parent-style-name="Standard">
      <style:text-properties fo:font-weight="normal" officeooo:rsid="0044005b" officeooo:paragraph-rsid="00449553" style:font-weight-asian="normal" style:font-weight-complex="normal"/>
    </style:style>
    <style:style style:name="P67" style:family="paragraph" style:parent-style-name="Standard">
      <style:text-properties fo:font-weight="normal" officeooo:rsid="00449553" officeooo:paragraph-rsid="00449553" style:font-weight-asian="normal" style:font-weight-complex="normal"/>
    </style:style>
    <style:style style:name="P68" style:family="paragraph" style:parent-style-name="Standard">
      <style:text-properties fo:font-weight="normal" officeooo:rsid="004692fc" officeooo:paragraph-rsid="004692fc" style:font-weight-asian="normal" style:font-weight-complex="normal"/>
    </style:style>
    <style:style style:name="P69" style:family="paragraph" style:parent-style-name="Standard">
      <style:text-properties fo:font-weight="normal" officeooo:rsid="004995cb" officeooo:paragraph-rsid="0041b5e2" style:font-weight-asian="normal" style:font-weight-complex="normal"/>
    </style:style>
    <style:style style:name="P70" style:family="paragraph" style:parent-style-name="Standard">
      <style:text-properties fo:font-weight="normal" officeooo:rsid="0056eafa" officeooo:paragraph-rsid="0056eafa" style:font-weight-asian="normal" style:font-weight-complex="normal"/>
    </style:style>
    <style:style style:name="P71" style:family="paragraph" style:parent-style-name="Standard">
      <style:text-properties officeooo:rsid="004bc1f8" officeooo:paragraph-rsid="004bc1f8"/>
    </style:style>
    <style:style style:name="P72" style:family="paragraph" style:parent-style-name="Standard">
      <style:text-properties officeooo:rsid="004e0249" officeooo:paragraph-rsid="004e0249"/>
    </style:style>
    <style:style style:name="P73" style:family="paragraph" style:parent-style-name="Standard">
      <style:text-properties officeooo:rsid="00407009" officeooo:paragraph-rsid="004f815c"/>
    </style:style>
    <style:style style:name="P74" style:family="paragraph" style:parent-style-name="Standard">
      <style:text-properties officeooo:rsid="004f815c" officeooo:paragraph-rsid="004f815c"/>
    </style:style>
    <style:style style:name="P75" style:family="paragraph" style:parent-style-name="Standard">
      <style:text-properties officeooo:rsid="00514b29" officeooo:paragraph-rsid="00514b29"/>
    </style:style>
    <style:style style:name="P76" style:family="paragraph" style:parent-style-name="Standard">
      <style:text-properties officeooo:paragraph-rsid="0056eafa"/>
    </style:style>
    <style:style style:name="P77" style:family="paragraph" style:parent-style-name="Standard">
      <style:text-properties fo:font-weight="normal" officeooo:rsid="0041b5e2" officeooo:paragraph-rsid="0041b5e2" style:font-weight-asian="normal" style:font-weight-complex="normal"/>
    </style:style>
    <style:style style:name="P78" style:family="paragraph" style:parent-style-name="Standard">
      <style:text-properties fo:font-weight="normal" officeooo:rsid="0041b5e2" officeooo:paragraph-rsid="0052b5d9" style:font-weight-asian="normal" style:font-weight-complex="normal"/>
    </style:style>
    <style:style style:name="P79" style:family="paragraph" style:parent-style-name="Standard">
      <style:text-properties fo:font-weight="normal" officeooo:rsid="005c3405" officeooo:paragraph-rsid="005c3405" style:font-weight-asian="normal" style:font-weight-complex="normal"/>
    </style:style>
    <style:style style:name="P80" style:family="paragraph" style:parent-style-name="Standard">
      <style:text-properties fo:font-weight="normal" officeooo:rsid="00449553" officeooo:paragraph-rsid="00449553" style:font-weight-asian="normal" style:font-weight-complex="normal"/>
    </style:style>
    <style:style style:name="P81" style:family="paragraph" style:parent-style-name="Standard">
      <style:text-properties officeooo:rsid="0022a950" officeooo:paragraph-rsid="005c3405"/>
    </style:style>
    <style:style style:name="P82" style:family="paragraph" style:parent-style-name="Standard">
      <style:text-properties officeooo:rsid="0022a950" officeooo:paragraph-rsid="0058e1d9"/>
    </style:style>
    <style:style style:name="P83" style:family="paragraph" style:parent-style-name="Standard">
      <style:text-properties officeooo:rsid="005c3405" officeooo:paragraph-rsid="005c3405"/>
    </style:style>
    <style:style style:name="T1" style:family="text">
      <style:text-properties style:text-position="super 58%"/>
    </style:style>
    <style:style style:name="T2" style:family="text">
      <style:text-properties officeooo:rsid="00068da3"/>
    </style:style>
    <style:style style:name="T3" style:family="text">
      <style:text-properties officeooo:rsid="000759a7"/>
    </style:style>
    <style:style style:name="T4" style:family="text">
      <style:text-properties officeooo:rsid="00076c9d"/>
    </style:style>
    <style:style style:name="T5" style:family="text">
      <style:text-properties officeooo:rsid="000915f3"/>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0076c9d" style:font-weight-asian="bold" style:font-weight-complex="bold"/>
    </style:style>
    <style:style style:name="T9" style:family="text">
      <style:text-properties fo:font-weight="bold" officeooo:rsid="0011b450" style:font-weight-asian="bold" style:font-weight-complex="bold"/>
    </style:style>
    <style:style style:name="T10" style:family="text">
      <style:text-properties fo:font-weight="bold" officeooo:rsid="003ca0f6" style:font-weight-asian="bold" style:font-weight-complex="bold"/>
    </style:style>
    <style:style style:name="T11" style:family="text">
      <style:text-properties fo:font-weight="bold" officeooo:rsid="004f815c" style:font-weight-asian="bold" style:font-weight-complex="bold"/>
    </style:style>
    <style:style style:name="T12" style:family="text">
      <style:text-properties fo:font-weight="bold" officeooo:rsid="003e7000"/>
    </style:style>
    <style:style style:name="T13" style:family="text">
      <style:text-properties officeooo:rsid="000a0670"/>
    </style:style>
    <style:style style:name="T14" style:family="text">
      <style:text-properties officeooo:rsid="000b0b2c"/>
    </style:style>
    <style:style style:name="T15" style:family="text">
      <style:text-properties officeooo:rsid="0011b450"/>
    </style:style>
    <style:style style:name="T16" style:family="text">
      <style:text-properties officeooo:rsid="00120831"/>
    </style:style>
    <style:style style:name="T17" style:family="text">
      <style:text-properties officeooo:rsid="0013c70e"/>
    </style:style>
    <style:style style:name="T18" style:family="text">
      <style:text-properties officeooo:rsid="001995ac"/>
    </style:style>
    <style:style style:name="T19" style:family="text">
      <style:text-properties officeooo:rsid="001ce254"/>
    </style:style>
    <style:style style:name="T20" style:family="text">
      <style:text-properties officeooo:rsid="001eaf8a"/>
    </style:style>
    <style:style style:name="T21" style:family="text">
      <style:text-properties officeooo:rsid="0020039e"/>
    </style:style>
    <style:style style:name="T22" style:family="text">
      <style:text-properties officeooo:rsid="002210a5"/>
    </style:style>
    <style:style style:name="T23" style:family="text">
      <style:text-properties style:text-underline-style="solid" style:text-underline-width="auto" style:text-underline-color="font-color" fo:font-weight="bold" fo:background-color="#ffff00" loext:char-shading-value="0" style:font-weight-asian="bold" style:font-weight-complex="bold"/>
    </style:style>
    <style:style style:name="T24" style:family="text">
      <style:text-properties officeooo:rsid="00259341"/>
    </style:style>
    <style:style style:name="T25" style:family="text">
      <style:text-properties officeooo:rsid="0025ed61"/>
    </style:style>
    <style:style style:name="T26" style:family="text">
      <style:text-properties officeooo:rsid="0025ed61" fo:background-color="#ffff00" loext:char-shading-value="0"/>
    </style:style>
    <style:style style:name="T27" style:family="text">
      <style:text-properties officeooo:rsid="0011b450" fo:background-color="#ffff00" loext:char-shading-value="0"/>
    </style:style>
    <style:style style:name="T28" style:family="text">
      <style:text-properties officeooo:rsid="002f7c27" fo:background-color="#ffff00" loext:char-shading-value="0"/>
    </style:style>
    <style:style style:name="T29" style:family="text">
      <style:text-properties officeooo:rsid="0031543a" fo:background-color="#ffff00" loext:char-shading-value="0"/>
    </style:style>
    <style:style style:name="T30" style:family="text">
      <style:text-properties officeooo:rsid="00266525"/>
    </style:style>
    <style:style style:name="T31" style:family="text">
      <style:text-properties officeooo:rsid="00298d9d"/>
    </style:style>
    <style:style style:name="T32" style:family="text">
      <style:text-properties officeooo:rsid="002bd3ff"/>
    </style:style>
    <style:style style:name="T33" style:family="text">
      <style:text-properties officeooo:rsid="002c8ae5"/>
    </style:style>
    <style:style style:name="T34" style:family="text">
      <style:text-properties officeooo:rsid="00303df4"/>
    </style:style>
    <style:style style:name="T35" style:family="text">
      <style:text-properties officeooo:rsid="003040ee"/>
    </style:style>
    <style:style style:name="T36" style:family="text">
      <style:text-properties officeooo:rsid="0031543a"/>
    </style:style>
    <style:style style:name="T37" style:family="text">
      <style:text-properties officeooo:rsid="003366a3"/>
    </style:style>
    <style:style style:name="T38" style:family="text">
      <style:text-properties officeooo:rsid="00382a9d"/>
    </style:style>
    <style:style style:name="T39" style:family="text">
      <style:text-properties officeooo:rsid="00395a04"/>
    </style:style>
    <style:style style:name="T40" style:family="text">
      <style:text-properties officeooo:rsid="003ca0f6"/>
    </style:style>
    <style:style style:name="T41" style:family="text">
      <style:text-properties officeooo:rsid="003e7000"/>
    </style:style>
    <style:style style:name="T42" style:family="text">
      <style:text-properties fo:font-weight="normal" style:font-weight-asian="normal" style:font-weight-complex="normal"/>
    </style:style>
    <style:style style:name="T43" style:family="text">
      <style:text-properties fo:font-weight="normal" officeooo:rsid="003e7000" style:font-weight-asian="normal" style:font-weight-complex="normal"/>
    </style:style>
    <style:style style:name="T44" style:family="text">
      <style:text-properties fo:font-weight="normal" officeooo:rsid="003f63f5" style:font-weight-asian="normal" style:font-weight-complex="normal"/>
    </style:style>
    <style:style style:name="T45" style:family="text">
      <style:text-properties fo:font-weight="normal" officeooo:rsid="003ca0f6" style:font-weight-asian="normal" style:font-weight-complex="normal"/>
    </style:style>
    <style:style style:name="T46" style:family="text">
      <style:text-properties fo:font-weight="normal" officeooo:rsid="00395a04" style:font-weight-asian="normal" style:font-weight-complex="normal"/>
    </style:style>
    <style:style style:name="T47" style:family="text">
      <style:text-properties fo:font-weight="normal" officeooo:rsid="0041b5e2" style:font-weight-asian="normal" style:font-weight-complex="normal"/>
    </style:style>
    <style:style style:name="T48" style:family="text">
      <style:text-properties fo:font-weight="normal" officeooo:rsid="00423e55" style:font-weight-asian="normal" style:font-weight-complex="normal"/>
    </style:style>
    <style:style style:name="T49" style:family="text">
      <style:text-properties fo:font-weight="normal" officeooo:rsid="004995cb" style:font-weight-asian="normal" style:font-weight-complex="normal"/>
    </style:style>
    <style:style style:name="T50" style:family="text">
      <style:text-properties fo:font-weight="normal" officeooo:rsid="004f815c" style:font-weight-asian="normal" style:font-weight-complex="normal"/>
    </style:style>
    <style:style style:name="T51" style:family="text">
      <style:text-properties fo:font-weight="normal" officeooo:rsid="0052b5d9" style:font-weight-asian="normal" style:font-weight-complex="normal"/>
    </style:style>
    <style:style style:name="T52" style:family="text">
      <style:text-properties fo:font-weight="normal" officeooo:rsid="0053f760" style:font-weight-asian="normal" style:font-weight-complex="normal"/>
    </style:style>
    <style:style style:name="T53" style:family="text">
      <style:text-properties fo:font-weight="normal" officeooo:rsid="00550ada" style:font-weight-asian="normal" style:font-weight-complex="normal"/>
    </style:style>
    <style:style style:name="T54" style:family="text">
      <style:text-properties fo:font-weight="normal" officeooo:rsid="0056eafa" style:font-weight-asian="normal" style:font-weight-complex="normal"/>
    </style:style>
    <style:style style:name="T55" style:family="text">
      <style:text-properties fo:font-weight="normal" officeooo:rsid="0058e1d9" style:font-weight-asian="normal" style:font-weight-complex="normal"/>
    </style:style>
    <style:style style:name="T56" style:family="text">
      <style:text-properties fo:font-weight="normal" officeooo:rsid="005a75de" style:font-weight-asian="normal" style:font-weight-complex="normal"/>
    </style:style>
    <style:style style:name="T57" style:family="text">
      <style:text-properties fo:font-weight="normal" officeooo:rsid="005c3405" style:font-weight-asian="normal" style:font-weight-complex="normal"/>
    </style:style>
    <style:style style:name="T58" style:family="text">
      <style:text-properties officeooo:rsid="004692fc"/>
    </style:style>
    <style:style style:name="T59" style:family="text">
      <style:text-properties officeooo:rsid="004717e0"/>
    </style:style>
    <style:style style:name="T60" style:family="text">
      <style:text-properties officeooo:rsid="001711fe"/>
    </style:style>
    <style:style style:name="T61" style:family="text">
      <style:text-properties officeooo:rsid="004cadf7"/>
    </style:style>
    <style:style style:name="T62" style:family="text">
      <style:text-properties officeooo:rsid="004e0249"/>
    </style:style>
    <style:style style:name="T63" style:family="text">
      <style:text-properties officeooo:rsid="004f395a"/>
    </style:style>
    <style:style style:name="T64" style:family="text">
      <style:text-properties officeooo:rsid="0053f760"/>
    </style:style>
    <style:style style:name="T65" style:family="text">
      <style:text-properties officeooo:rsid="0056eafa"/>
    </style:style>
    <style:style style:name="T66" style:family="text">
      <style:text-properties officeooo:rsid="005c58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itle page</text:p>
      <text:p text:style-name="P5">Hello, everyone. My name is Mei-Shin Wu. I am a PhD student at the Max Planck Institute for the Science of human history. And today, I am going to present our <text:s/><text:span text:style-name="T31">w</text:span>orkflow(s) for computer-assisted language comparison.</text:p>
      <text:p text:style-name="P1"/>
      <text:p text:style-name="P10"># introduction (1/)</text:p>
      <text:p text:style-name="P71">Today’s talk has three parts </text:p>
      <text:p text:style-name="P71">1. Clarify t<text:span text:style-name="T3">he differences bewteen “computational approach” and “computer-assisted approach”.</text:span></text:p>
      <text:p text:style-name="P71">2. Introduce every step in our workflows and followed by a live demo in the finally section.</text:p>
      <text:p text:style-name="P1"/>
      <text:p text:style-name="P2"># introduction-<text:span text:style-name="T17">The Gap between Computational and Traditional Historical Linguistics</text:span> (<text:span text:style-name="T3">1</text:span>/<text:span text:style-name="T59">1</text:span>)</text:p>
      <text:p text:style-name="P1">The comparative method has been the core of historical linguistic since 19<text:span text:style-name="T1">th</text:span> century. <text:s/>The original purpose was to compare a set of Indo-European languages <text:span text:style-name="T2">in order to find out the sound correspondences,</text:span> <text:span text:style-name="T2">and use this information to reconstruct the Proto-Indo-European language. <text:s/></text:span></text:p>
      <text:p text:style-name="P1"/>
      <text:p text:style-name="P9"># introduction-<text:span text:style-name="T17">The Gap between Computational and Traditional Historical Linguistics</text:span> (1/<text:span text:style-name="T59">2</text:span>)</text:p>
      <text:p text:style-name="P8">With constant refinements, the comparative method has been applied to several linguistic families <text:span text:style-name="T32">for </text:span><text:span text:style-name="T8">many decades</text:span><text:span text:style-name="T4">. However …</text:span></text:p>
      <text:p text:style-name="P8"/>
      <text:p text:style-name="P12"># introducrtion-<text:span text:style-name="T17">The Gap between Computational and Traditional Historical Linguistics</text:span> (1/<text:span text:style-name="T59">3</text:span>)</text:p>
      <text:p text:style-name="P11">Our knowledge of many language families in the world remains fuzzy. Wh<text:span text:style-name="T5">y</text:span> so? <text:line-break/></text:p>
      <text:p text:style-name="P13"># introduction–<text:span text:style-name="T16">what is the computer-assisted approach</text:span> (1/<text:span text:style-name="T59">4</text:span>)</text:p>
      <text:p text:style-name="P15"><text:span text:style-name="T4">Because the traditional methods rely on linguists manually inspecting </text:span>hundreds of entries <text:span text:style-name="T5">in order to find the cognates and summarising sound correspondence patterns. This method requires not only solid linguistic knowledge, but also experience</text:span>. <text:s/></text:p>
      <text:p text:style-name="P14"><text:span text:style-name="T33">This method is capable of achieving high accuracy, but </text:span>tedious <text:span text:style-name="T14">and extremely slow</text:span>, I am sure that <text:span text:style-name="T13">many </text:span>of you understand the pain <text:span text:style-name="T5">very </text:span>well. <text:span text:style-name="T33">Besides inefficiency, the lack of consistency is also one of the problem.</text:span></text:p>
      <text:p text:style-name="P39">On the other hand, computer applications <text:span text:style-name="T33">are</text:span> efficient and consistent, but the applications are not capable of replacing experts’ experience and intuition completely. Therefore, in a situation where computers cannot replace experts, and experts do not have enough time to analyse the massive amounts of data. (click, next page)</text:p>
      <text:p text:style-name="P16"/>
      <text:p text:style-name="P17"># introduction-<text:span text:style-name="T17">Computer-Assisted Disciplines</text:span> (1/<text:span text:style-name="T59">5</text:span>)</text:p>
      <text:p text:style-name="P18">a new framework, neither completely computer-driven, nor ignorant of the help computers provide, becomes urgent. <text:span text:style-name="T15">The computer applications process large datasets and deliver convincing results, and experts can evaluate and refine the output and then interpret the results.</text:span></text:p>
      <text:p text:style-name="P16"/>
      <text:p text:style-name="P20">#introduction-Computer-Assisted Disciplines (1/<text:span text:style-name="T59">6</text:span>)</text:p>
      <text:p text:style-name="P19"><text:span text:style-name="T15">The basic idea behind </text:span><text:span text:style-name="T9">computer-assisted</text:span><text:span text:style-name="T15"> as op</text:span><text:span text:style-name="T27">`</text:span><text:span text:style-name="T15">posed to </text:span><text:span text:style-name="T9">computer-based</text:span><text:span text:style-name="T15"> language comparison is to allow scholars to do </text:span><text:span text:style-name="T27">`</text:span><text:span text:style-name="T15">qualitative and </text:span><text:span text:style-name="T28">`</text:span><text:span text:style-name="T60">quantitative research at the same time. </text:span></text:p>
      <text:p text:style-name="P21">The workflow has the following characteristics (read the slides.)</text:p>
      <text:p text:style-name="P7"/>
      <text:p text:style-name="P22"># workflows of computer-assisted langauge comparison-overview (2/)</text:p>
      <text:p text:style-name="P24">Our workflow<text:span text:style-name="T34">s</text:span> for computer-assisted language comparison have so far been intensively tested on a small set of 8 Burmish languages, <text:span text:style-name="T18">which we investigated in collaboration with Nathan Hill, who</text:span></text:p>
      <text:p text:style-name="P25">was responsible for the qualita<text:span text:style-name="T35">[ə]</text:span>tive investigation of the data and for the common discussion of new computer-assisted methods which were then implemented by Mattis List. <text:span text:style-name="T35">You can see the title of the paper here.</text:span></text:p>
      <text:p text:style-name="P25">Our experience with this Burmish project allows us to set up this workflow that starts from raw data to the explicit identification of correspondence patterns across multiple languages. At the moment,</text:p>
      <text:p text:style-name="P25"><text:soft-page-break/>List and Hill develop the workflow further to account also for (semi)-automatic reconstructions, but</text:p>
      <text:p text:style-name="P25">in this talk, only the identification of correspondence patterns will be discussed.</text:p>
      <text:p text:style-name="P1"/>
      <text:p text:style-name="P23"># workflows of computer-assisted langauge comparison-<text:span text:style-name="T18">detail of the workflows</text:span> (2/<text:span text:style-name="T18">1</text:span>)</text:p>
      <text:p text:style-name="P26"><text:span text:style-name="T20">This picture presents the full workflow, it</text:span> comprises 5 different stages <text:span text:style-name="T20">at this moment</text:span>, in which we suc<text:span text:style-name="T29">`</text:span>cessively lift linguistic data from their raw form up to a level where correspondence patterns across cognate words have been automatically identified and can be <text:span text:style-name="T36">`</text:span>qualitatively inspected by the scholar. <text:span text:style-name="T19">Some technical terms on this picture may looks unfamiliar to you, but I assure you that the ideas behind these applications are actually being practiced by linguists for quite some time already. </text:span>I will <text:span text:style-name="T20">elaborate these notions in detail, and we also give detail information in the hand out in case that you are lost. </text:span></text:p>
      <text:p text:style-name="P1"/>
      <text:p text:style-name="P1"># <text:span text:style-name="T21">workflows of computer-assisted language comparison-mateiral and methods for the workflow illustration (2/2)</text:span></text:p>
      <text:p text:style-name="P27"/>
      <text:p text:style-name="P29">The data we use to illustrate our workflow was originally collected by 陳其光, and later added in digital form to the Wiktionary project. Chén's collection of <text:span text:style-name="T7">frequent terms</text:span> comprises 885 different concepts translated into 25 varieties of Hmong-Mien. <text:span text:style-name="T22">In this talk, we extract 10 Hmong-Mien languages for the demonstration, and the map here presents the geographical locations of these languages.</text:span></text:p>
      <text:p text:style-name="P29"/>
      <text:p text:style-name="P6"># <text:span text:style-name="T21">workflows of computer-assisted language comparison-From raw data to machine-readable data (2/3)</text:span></text:p>
      <text:p text:style-name="P6"/>
      <text:p text:style-name="P47"><text:span text:style-name="T61">The first step is to convert</text:span> raw data to <text:span text:style-name="T61">a</text:span> machine readable <text:span text:style-name="T61">format</text:span>.</text:p>
      <text:p text:style-name="P1"/>
      <text:p text:style-name="P4"># <text:span text:style-name="T21">workflows of computer-assisted language comparison-From raw data to machine-readable data (2/4)</text:span></text:p>
      <text:p text:style-name="P3"/>
      <text:p text:style-name="P28">Here, we contrast one exemplary page from Chéns book with the data as it has been prepared by the Wiktionary users. <text:s/>We can see that the data is essentially the same, but that the rows and columns of the tabular form have been swapped.</text:p>
      <text:p text:style-name="P28"/>
      <text:p text:style-name="P30"># <text:s/><text:span text:style-name="T21">workflows of computer-assisted language comparison-From raw data to machine-readable data </text:span>(2/<text:span text:style-name="T38">5</text:span>)</text:p>
      <text:p text:style-name="P30"/>
      <text:p text:style-name="P30"><text:span text:style-name="T37">I</text:span>n this type of wide format <text:span text:style-name="T37">you often see </text:span>synonyms <text:span text:style-name="T37">in the same cell with a separator sign</text:span>. <text:span text:style-name="T23">(action)</text:span>Comma, semicolon or | are frequently seen to separate two words in one cell. This may look clear to human eyes but it will confuse the computer algorithms <text:span text:style-name="T37">in</text:span>to recognis<text:span text:style-name="T37">ing</text:span> them as one word. </text:p>
      <text:p text:style-name="P30"/>
      <text:p text:style-name="P40">(action is to type <text:s text:c="4"/>, ; and | in the cell) </text:p>
      <text:p text:style-name="P30"/>
      <text:p text:style-name="P30"># <text:span text:style-name="T21">workflows of computer-assisted language comparison-From raw data to machine-readable data </text:span>(2/<text:span text:style-name="T38">6</text:span>)</text:p>
      <text:p text:style-name="P30">We transform the wide format to a <text:span text:style-name="T7">wordlist</text:span> format. Each entry consists of a unique id, language name (Doculect), concept, if it’s not english then you can translate it into english, and also value is the graphemes. synonyms are separated into two rows. </text:p>
      <text:p text:style-name="P30"/>
      <text:p text:style-name="P31">When linguists search for <text:span text:style-name="T24">sound correspondences</text:span>, they <text:span text:style-name="T24">compare</text:span> the phonemes. <text:span text:style-name="T24">But computer does not know which phoneme is which, so we have to segment it. The most straightforward way is to segment by hand. </text:span><text:span text:style-name="T23">(action)</text:span></text:p>
      <text:p text:style-name="P42"/>
      <text:p text:style-name="P31"><text:soft-page-break/></text:p>
      <text:p text:style-name="P41">(action is to type : ) </text:p>
      <text:p text:style-name="P43"><text:span text:style-name="T25">tsja³¹ → t</text:span>ɕ <text:span text:style-name="T24">(U+0255)a ³(U+00b3)¹(U+00b9) → tɕ a ³¹</text:span></text:p>
      <text:p text:style-name="P44">ʔ (U+0294)</text:p>
      <text:p text:style-name="P44">⁵ <text:s/>(U+2075)</text:p>
      <text:p text:style-name="P44">⁴ <text:s/>(U+2074)</text:p>
      <text:p text:style-name="P44">lh (U+026C)</text:p>
      <text:p text:style-name="P32"><text:span text:style-name="T26">ng(U+014b)</text:span><text:line-break/></text:p>
      <text:p text:style-name="P72">But if we are dealing with hundreds of entries, we need the help from computers</text:p>
      <text:p text:style-name="P72"/>
      <text:p text:style-name="P32"><text:span text:style-name="T30">#workflows of computer-assisted language comparison-From raw data to machine-readable data </text:span>(2/<text:span text:style-name="T62">7</text:span>)</text:p>
      <text:p text:style-name="P45"/>
      <text:p text:style-name="P45">I will later show you an interactive tool that can confirm if your orthography profile is working will and help to tokenize the grapheme.</text:p>
      <text:p text:style-name="P45"/>
      <text:p text:style-name="P32"><text:span text:style-name="T30">#workflows of computer-assisted language comparison-From raw data to machine-readable data </text:span>(2/<text:span text:style-name="T62">8</text:span>)</text:p>
      <text:p text:style-name="P32"/>
      <text:p text:style-name="P46">The end result looks like this one. </text:p>
      <text:p text:style-name="P46"/>
      <text:p text:style-name="P33"><text:span text:style-name="T30">#workflows of computer-assisted language comparison-From segmented words to computer-inferred cognates </text:span>(2/<text:span text:style-name="T62">9</text:span>)</text:p>
      <text:p text:style-name="P46">Now, we <text:span text:style-name="T63">come to the second stage “how to </text:span>infer partial cognates <text:span text:style-name="T39">from segmented words</text:span>”.</text:p>
      <text:p text:style-name="P46"/>
      <text:p text:style-name="P37"><text:span text:style-name="T30">#workflows of computer-assisted language comparison-From segmented words to computer-inferred cognates </text:span>(2/<text:span text:style-name="T39">11</text:span>)</text:p>
      <text:p text:style-name="P37"><text:line-break/><text:span text:style-name="T40">Compounding in an important element of word formation in South-East Asian languages. The presence of compound words challenges the notion that words can either be cognate or not. This picture shows an example of words <text:s/>for “moon” in 4 Sinitic languages, the words that should be cognates are marked in the same color. For example, <text:s/>ŋuoʔ5, ŋiat5, ȵy21, yɛ51 are all correspondent to the character of moon. But Meixian has another morphemems which is “light” after the moon character and Wenzhou has two morphemems kuɔ35 vai13 after the moon character. </text:span></text:p>
      <text:p text:style-name="P34"/>
      <text:p text:style-name="P34"><text:span text:style-name="T40">If we infer cognacy according to the full strings, the computer program would report 4 different cognates. Therefore, we use a different approach, which is called partial cognate detection. Instead of identify cognate </text:span><text:span text:style-name="T10">words</text:span><text:span text:style-name="T40">, the program search for cognate </text:span><text:span text:style-name="T10">elements</text:span><text:span text:style-name="T40"> in words.</text:span></text:p>
      <text:p text:style-name="P34"/>
      <text:p text:style-name="P34"><text:span text:style-name="T40">#workflows of computer-assisted language comparison-From segmented words to computer-inferred cognates </text:span>(2/<text:span text:style-name="T39">12</text:span>)<text:span text:style-name="T40"> </text:span></text:p>
      <text:p text:style-name="P34"/>
      <text:p text:style-name="P47"><text:span text:style-name="T40">Again, I would like to remind you that p</text:span>artial cognates are hereby understood as cognate assessments <text:span text:style-name="T7">per morpheme</text:span> in our data, as opposed to cognate assessments <text:span text:style-name="T7">per word</text:span>. <text:s/><text:span text:style-name="T41">But how are we going to judge the partial cognates? </text:span></text:p>
      <text:p text:style-name="P47"/>
      <text:p text:style-name="P48"><text:span text:style-name="T41">We have four stages, firstly we breakdown the words into morphemes, align pairwisely. We also measure the distance bewteen two morphemes. Then the program treat each morpheme as </text:span><text:span text:style-name="T6">vertices </text:span><text:span text:style-name="T12">the lengths of edges </text:span><text:span text:style-name="T43">are the distances</text:span><text:span text:style-name="T12">. <text:s/></text:span><text:span text:style-name="T43">At the third stage, the program filter out the edges according to three restrictions, which I </text:span><text:span text:style-name="T44">list </text:span><text:span text:style-name="T43">in the next slide. Lastly, a cut-off threshold </text:span><text:span text:style-name="T49">is</text:span><text:span text:style-name="T43"> applied to cluster these morphemes into cognate groups, at the same time, the cognate ids are given to each group.</text:span></text:p>
      <text:p text:style-name="P53"><text:soft-page-break/></text:p>
      <text:p text:style-name="P35"><text:span text:style-name="T45">#workflows of computer-assisted language comparison-From segmented words to computer-inferred cognates </text:span><text:span text:style-name="T43">(2/</text:span><text:span text:style-name="T46">1</text:span><text:span text:style-name="T44">3</text:span><text:span text:style-name="T43">)</text:span><text:span text:style-name="T45"> </text:span></text:p>
      <text:p text:style-name="P49"><text:span text:style-name="T43">(</text:span><text:span text:style-name="T42">read the slide)</text:span></text:p>
      <text:p text:style-name="P53"><text:s/></text:p>
      <text:p text:style-name="P35"><text:span text:style-name="T45">#workflows of computer-assisted language comparison-From segmented words to computer-inferred cognates </text:span><text:span text:style-name="T43">(2/</text:span><text:span text:style-name="T46">1</text:span><text:span text:style-name="T44">4</text:span><text:span text:style-name="T43">)</text:span><text:span text:style-name="T45"> </text:span></text:p>
      <text:p text:style-name="P56"/>
      <text:p text:style-name="P73"><text:span text:style-name="T50">Now</text:span><text:span text:style-name="T42"> we look </text:span><text:span text:style-name="T50">at </text:span><text:span text:style-name="T42">the picture </text:span><text:span text:style-name="T50">again. </text:span></text:p>
      <text:p text:style-name="P73"><text:span text:style-name="T50">1. link between </text:span><text:span text:style-name="T11">kuɔ </text:span><text:span text:style-name="T50">and </text:span><text:span text:style-name="T11">vai</text:span><text:span text:style-name="T50"> cannot be draw because of rule number 1.</text:span></text:p>
      <text:p text:style-name="P73"><text:span text:style-name="T50">2. link between </text:span><text:span text:style-name="T11">kuɔ </text:span><text:span text:style-name="T50">and</text:span><text:span text:style-name="T11"> ŋiat</text:span><text:span text:style-name="T50"> cannot be linked because of rule number 3. </text:span></text:p>
      <text:p text:style-name="P74"><text:span text:style-name="T50">3. </text:span><text:span text:style-name="T42">rule number two we don’t need it here, but if there is a language pronounce moon as “</text:span><text:span text:style-name="T7">yɛ¹¹ yɛ³³</text:span><text:span text:style-name="T42">” then ŋiat can only links to one of the “yɛ”</text:span></text:p>
      <text:p text:style-name="P60">(list out some examples that the edges should not be drawn.)</text:p>
      <text:p text:style-name="P59"/>
      <text:p text:style-name="P36"><text:span text:style-name="T45">#workflows of computer-assisted language comparison-From segmented words to computer-inferred cognates </text:span><text:span text:style-name="T43">(2/</text:span><text:span text:style-name="T46">1</text:span><text:span text:style-name="T47">5</text:span><text:span text:style-name="T43">)</text:span><text:span text:style-name="T45"> </text:span></text:p>
      <text:p text:style-name="P57"/>
      <text:p text:style-name="P50"><text:span text:style-name="T45">T</text:span><text:span text:style-name="T42">he result is like this one. The cognate ID in the front part correspond to the first morpheme, and the second ID correspond to the second morpheme. </text:span></text:p>
      <text:p text:style-name="P61"/>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6</text:span><text:span text:style-name="T43">)</text:span></text:p>
      <text:p text:style-name="P69"/>
      <text:p text:style-name="P75"><text:span text:style-name="T49">T</text:span><text:span text:style-name="T42">he third stage is to apply the template-based alignment to the data.</text:span></text:p>
      <text:p text:style-name="P61"/>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7</text:span><text:span text:style-name="T43">)</text:span></text:p>
      <text:p text:style-name="P76"><text:span text:style-name="T47"><text:s text:c="4"/></text:span><text:span text:style-name="T53">P</text:span><text:span text:style-name="T47">honetic alignment techniques are well-known in historical linguistics and have been applied for quite some time now</text:span><text:span text:style-name="T45">. <text:s/></text:span><text:span text:style-name="T51">As the figure shows here, several words with the same meaning are arranged into a matrix that corresponding segments are placed in the same column. <text:s/>It is an essential action to </text:span><text:span text:style-name="T52">identify</text:span><text:span text:style-name="T51"> sound correspondences. </text:span><text:span text:style-name="T54">Till today, we have now stable algorithms for multiple alignments that yield accuracy scores almost comparable to the differences we would expect between human annotators.</text:span></text:p>
      <text:p text:style-name="P76"><text:span text:style-name="T54"><text:s text:c="4"/>An web-based interactive tool,</text:span><text:span text:style-name="T53"> EDICTOR, that faciliates to align words across large numbers of languages. This picture is taken from the website, and I will show you how to work with this tool in the last section. </text:span><text:span text:style-name="T54">Another way is to use the Sound-Class-Based Phonetic Alignment algorithms which is implated by LingPy, a python package for this task and later, curate the results on EDICTOR. But <text:s text:c="2"/>we always want to improve our method that can reduce the amount of manual tasks to the minimum. <text:s/></text:span></text:p>
      <text:p text:style-name="P70"/>
      <text:p text:style-name="P36"><text:span text:style-name="T45">#workflows of computer-assisted language comparison-From </text:span><text:span text:style-name="T47">cognates to alignments</text:span><text:span text:style-name="T45"> </text:span><text:span text:style-name="T43">(2/</text:span><text:span text:style-name="T46">1</text:span><text:span text:style-name="T47">8</text:span><text:span text:style-name="T43">)</text:span><text:span text:style-name="T45"> </text:span></text:p>
      <text:p text:style-name="P52"><text:span text:style-name="T45">(</text:span><text:span text:style-name="T42">read the slides.)</text:span></text:p>
      <text:p text:style-name="P63"><text:span text:style-name="T65">Since </text:span>SEA languages seems following similar structures as in “Initial, Medial, Nucleos, Coda and Tones”. We can use this template to improve the alignment algorithms. </text:p>
      <text:p text:style-name="P63"/>
      <text:p text:style-name="P81"><text:span text:style-name="T45">#workflows of computer-assisted language comparison-From </text:span><text:span text:style-name="T47">cognates to alignments</text:span><text:span text:style-name="T45"> </text:span><text:span text:style-name="T43">(2/</text:span><text:span text:style-name="T46">1</text:span><text:span text:style-name="T57">9</text:span><text:span text:style-name="T43">)</text:span><text:span text:style-name="T45"> </text:span></text:p>
      <text:p text:style-name="P79">This orthography profile has the same format like the previous one but add another column, which is called “structure”.</text:p>
      <text:p text:style-name="P79">This column function as a guideline to teach computer organise phonetic segements accordingly.</text:p>
      <text:p text:style-name="P38"><text:span text:style-name="T45"/></text:p>
      <text:p text:style-name="P38"><text:span text:style-name="T45">#workflows of computer-assisted language comparison-From </text:span><text:span text:style-name="T47">cognates to alignments</text:span><text:span text:style-name="T45"> </text:span><text:span text:style-name="T43">(2/</text:span><text:span text:style-name="T57">20</text:span><text:span text:style-name="T43">)</text:span><text:span text:style-name="T45"> </text:span></text:p>
      <text:p text:style-name="P38"><text:soft-page-break/><text:span text:style-name="T55">Imaging a matrix with 5 columns, in the order of initial, medial, nucleus, coda and tones. The phonetic segments of each morpheme has to fit in this 5 columns </text:span><text:span text:style-name="T57">according to the new orthography profile’s instruction</text:span><text:span text:style-name="T55">, the empty slot</text:span><text:span text:style-name="T56">s</text:span><text:span text:style-name="T55"> </text:span><text:span text:style-name="T56">are marked by</text:span><text:span text:style-name="T55"> gap</text:span><text:span text:style-name="T56">s</text:span><text:span text:style-name="T55">. </text:span></text:p>
      <text:p text:style-name="P61"/>
      <text:p text:style-name="P50"><text:span text:style-name="T42"># </text:span><text:span text:style-name="T45">workflows of computer-assisted language comparison-From </text:span><text:span text:style-name="T42">cognates to alignments</text:span><text:span text:style-name="T45"> </text:span><text:span text:style-name="T43">(2/</text:span><text:span text:style-name="T42">20</text:span><text:span text:style-name="T43">)</text:span><text:span text:style-name="T45"> </text:span></text:p>
      <text:p text:style-name="P50"><text:span text:style-name="T45">T</text:span><text:span text:style-name="T42">h</text:span><text:span text:style-name="T57">e output file then has one more column which is called “Alignment”.</text:span></text:p>
      <text:p text:style-name="P61"/>
      <text:p text:style-name="P61"/>
      <text:p text:style-name="P50"><text:span text:style-name="T42"># </text:span><text:span text:style-name="T45">workflows of computer-assisted language comparison-From </text:span><text:span text:style-name="T42">alignments to strict, cross-semantic cognates</text:span><text:span text:style-name="T45"> </text:span><text:span text:style-name="T43">(2/</text:span><text:span text:style-name="T42">21</text:span><text:span text:style-name="T43">)</text:span></text:p>
      <text:p text:style-name="P54"/>
      <text:p text:style-name="P83"><text:span text:style-name="T48">W</text:span><text:span text:style-name="T42">e are almost done, only one last task to do. Infer strict cognates.</text:span></text:p>
      <text:p text:style-name="P57"/>
      <text:p text:style-name="P50"><text:span text:style-name="T45"># workflows of computer-assisted language comparison-From alignments to strict, cross-semantic cognates </text:span><text:span text:style-name="T43">(2/</text:span><text:span text:style-name="T45">2</text:span><text:span text:style-name="T42">2</text:span><text:span text:style-name="T43">)</text:span></text:p>
      <text:p text:style-name="P65"/>
      <text:p text:style-name="P67">(read the slide)</text:p>
      <text:p text:style-name="P67">Especially the second point. </text:p>
      <text:p text:style-name="P67"/>
      <text:p text:style-name="P51"><text:span text:style-name="T45"># workflows of computer-assisted language comparison-From alignments to strict, cross-semantic cognates </text:span><text:span text:style-name="T43">(2/</text:span><text:span text:style-name="T45">2</text:span><text:span text:style-name="T48">3</text:span><text:span text:style-name="T43">)</text:span></text:p>
      <text:p text:style-name="P55"/>
      <text:p text:style-name="P67">This table shows that there are many morphemes re-used to form another word.</text:p>
      <text:p text:style-name="P64"/>
      <text:p text:style-name="P51"><text:span text:style-name="T45"># workflows of computer-assisted language comparison-From alignments to strict, cross-semantic cognates </text:span><text:span text:style-name="T43">(2/</text:span><text:span text:style-name="T45">2</text:span><text:span text:style-name="T48">4</text:span><text:span text:style-name="T43">)</text:span></text:p>
      <text:p text:style-name="P64"/>
      <text:p text:style-name="P66">We employ a new method that makes use of a comparison of the alignments in readily</text:p>
      <text:p text:style-name="P66"><text:s text:c="6"/>identified and aligned partial cognate sets to identify those morphemes which recur across</text:p>
      <text:p text:style-name="P66"><text:s text:c="6"/>different concepts in our data.</text:p>
      <text:p text:style-name="P64"/>
      <text:p text:style-name="P58"># workflows of computer-assisted language comparison-From alignments to strict, cross-semantic cognates (2/25)</text:p>
      <text:p text:style-name="P62"/>
      <text:p text:style-name="P68"><text:span text:style-name="T64">H</text:span>ere we give another example to show you how actually it is done. <text:span text:style-name="T66">I would like to draw your attention to the 東黔東language, The tei²⁴ in Son and tei²⁴ in Daughter were not in the same cognate id, but now, the cross-semantic id is the same. <text:s/>Because the partial cognate, judge the cognates according to the concepts, but cross semantic cognate judge the cognates according to the phonetic segments.</text:span></text:p>
      <text:p text:style-name="P64"/>
      <text:p text:style-name="P58"># workflows of computer-assisted language comparison-From alignments to strict, cross-semantic cognates (2/26)</text:p>
      <text:p text:style-name="P64">Finally, we <text:span text:style-name="T58">fill in all the information to these columns. </text:span></text:p>
      <text:p text:style-name="P64"/>
      <text:p text:style-name="P58"># workflows of computer-assisted language comparison-From alignments to strict, cross-semantic cognates (2/27)</text:p>
      <text:p text:style-name="P62"/>
      <text:p text:style-name="P68">We arrive at our last stage. </text:p>
      <text:p text:style-name="P64"/>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44:12.111613676</meta:creation-date>
    <dc:date>2019-03-20T14:46:20.699918569</dc:date>
    <meta:editing-duration>PT10H3M1S</meta:editing-duration>
    <meta:editing-cycles>49</meta:editing-cycles>
    <meta:generator>LibreOffice/5.1.6.2$Linux_X86_64 LibreOffice_project/10m0$Build-2</meta:generator>
    <meta:document-statistic meta:table-count="0" meta:image-count="0" meta:object-count="0" meta:page-count="5" meta:paragraph-count="104" meta:word-count="2071" meta:character-count="13579" meta:non-whitespace-character-count="11557"/>
  </office:meta>
</office:document-meta>
</file>